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" svg:stroke-color="#000000" draw:fill="none" draw:fill-color="#ffffff" fo:min-height="0.067cm"/>
    </style:style>
    <style:style style:name="gr4" style:family="graphic" style:parent-style-name="standard">
      <style:graphic-properties draw:stroke="none" draw:stroke-dash="Dashed_20__28_var_29_" svg:stroke-color="#000000" draw:fill="none" draw:fill-color="#ffffff" fo:min-height="0.454cm"/>
    </style:style>
    <style:style style:name="gr5" style:family="graphic" style:parent-style-name="standard">
      <style:graphic-properties draw:stroke="none" draw:stroke-dash="Dashed_20__28_var_29_" svg:stroke-color="#000000" draw:fill="none" draw:fill-color="#ffffff" fo:min-height="0.347cm"/>
    </style:style>
    <style:style style:name="gr6" style:family="graphic" style:parent-style-name="standard">
      <style:graphic-properties draw:stroke="none" draw:stroke-dash="Dashed_20__28_var_29_" svg:stroke-color="#000000" draw:fill="none" draw:fill-color="#ffffff" fo:min-height="0.313cm"/>
    </style:style>
    <style:style style:name="gr7" style:family="graphic" style:parent-style-name="standard">
      <style:graphic-properties draw:stroke="none" draw:stroke-dash="Dashed_20__28_var_29_" svg:stroke-color="#000000" draw:fill="none" draw:fill-color="#ffffff" fo:min-height="0.471cm"/>
    </style:style>
    <style:style style:name="gr8" style:family="graphic" style:parent-style-name="standard">
      <style:graphic-properties draw:stroke="none" draw:stroke-dash="Dashed_20__28_var_29_" svg:stroke-color="#000000" draw:fill="none" draw:fill-color="#ffffff" fo:min-height="0.317cm"/>
    </style:style>
    <style:style style:name="gr9" style:family="graphic" style:parent-style-name="standard">
      <style:graphic-properties draw:stroke="none" draw:stroke-dash="Dashed_20__28_var_29_" svg:stroke-color="#000000" draw:fill="none" draw:fill-color="#ffffff" fo:min-height="0.395cm"/>
    </style:style>
    <style:style style:name="gr10" style:family="graphic" style:parent-style-name="standard">
      <style:graphic-properties draw:stroke="none" draw:stroke-dash="Dashed_20__28_var_29_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4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5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3.54cm" svg:y1="1.635cm" svg:x2="3.54cm" svg:y2="7.35cm">
            <text:p text:style-name="P6"/>
          </draw:line>
          <draw:line draw:style-name="gr1" draw:text-style-name="P1" draw:layer="layout" svg:x1="4.175cm" svg:y1="1.635cm" svg:x2="4.175cm" svg:y2="7.35cm">
            <text:p text:style-name="P6"/>
          </draw:line>
          <draw:line draw:style-name="gr1" draw:text-style-name="P1" draw:layer="layout" svg:x1="4.81cm" svg:y1="1.635cm" svg:x2="4.81cm" svg:y2="7.35cm">
            <text:p text:style-name="P6"/>
          </draw:line>
          <draw:line draw:style-name="gr1" draw:text-style-name="P1" draw:layer="layout" svg:x1="5.445cm" svg:y1="1.635cm" svg:x2="5.445cm" svg:y2="7.35cm">
            <text:p text:style-name="P6"/>
          </draw:line>
          <draw:line draw:style-name="gr1" draw:text-style-name="P1" draw:layer="layout" svg:x1="6.08cm" svg:y1="1.635cm" svg:x2="6.08cm" svg:y2="7.35cm">
            <text:p text:style-name="P6"/>
          </draw:line>
          <draw:line draw:style-name="gr1" draw:text-style-name="P1" draw:layer="layout" svg:x1="6.715cm" svg:y1="1.635cm" svg:x2="6.715cm" svg:y2="7.35cm">
            <text:p text:style-name="P6"/>
          </draw:line>
          <draw:line draw:style-name="gr1" draw:text-style-name="P1" draw:layer="layout" svg:x1="7.35cm" svg:y1="1.635cm" svg:x2="7.35cm" svg:y2="7.35cm">
            <text:p text:style-name="P6"/>
          </draw:line>
          <draw:line draw:style-name="gr1" draw:text-style-name="P1" draw:layer="layout" svg:x1="7.985cm" svg:y1="1.635cm" svg:x2="7.985cm" svg:y2="7.35cm">
            <text:p text:style-name="P6"/>
          </draw:line>
          <draw:line draw:style-name="gr1" draw:text-style-name="P1" draw:layer="layout" svg:x1="8.62cm" svg:y1="1.635cm" svg:x2="8.62cm" svg:y2="7.35cm">
            <text:p text:style-name="P6"/>
          </draw:line>
          <draw:line draw:style-name="gr1" draw:text-style-name="P1" draw:layer="layout" svg:x1="9.255cm" svg:y1="1.635cm" svg:x2="9.255cm" svg:y2="7.35cm">
            <text:p text:style-name="P6"/>
          </draw:line>
          <draw:line draw:style-name="gr1" draw:text-style-name="P1" draw:layer="layout" svg:x1="9.89cm" svg:y1="1.635cm" svg:x2="9.89cm" svg:y2="7.35cm">
            <text:p text:style-name="P6"/>
          </draw:line>
          <draw:line draw:style-name="gr1" draw:text-style-name="P1" draw:layer="layout" svg:x1="10.525cm" svg:y1="1.635cm" svg:x2="10.525cm" svg:y2="7.35cm">
            <text:p text:style-name="P6"/>
          </draw:line>
          <draw:line draw:style-name="gr1" draw:text-style-name="P1" draw:layer="layout" svg:x1="11.16cm" svg:y1="1.635cm" svg:x2="11.16cm" svg:y2="7.35cm">
            <text:p text:style-name="P6"/>
          </draw:line>
          <draw:line draw:style-name="gr1" draw:text-style-name="P1" draw:layer="layout" svg:x1="11.795cm" svg:y1="1.635cm" svg:x2="11.795cm" svg:y2="7.35cm">
            <text:p text:style-name="P6"/>
          </draw:line>
          <draw:line draw:style-name="gr1" draw:text-style-name="P1" draw:layer="layout" svg:x1="12.43cm" svg:y1="1.635cm" svg:x2="12.43cm" svg:y2="7.35cm">
            <text:p text:style-name="P6"/>
          </draw:line>
          <draw:line draw:style-name="gr1" draw:text-style-name="P1" draw:layer="layout" svg:x1="13.065cm" svg:y1="1.635cm" svg:x2="13.065cm" svg:y2="7.35cm">
            <text:p text:style-name="P6"/>
          </draw:line>
          <draw:line draw:style-name="gr1" draw:text-style-name="P1" draw:layer="layout" svg:x1="13.7cm" svg:y1="1.635cm" svg:x2="13.7cm" svg:y2="7.35cm">
            <text:p text:style-name="P6"/>
          </draw:line>
          <draw:line draw:style-name="gr1" draw:text-style-name="P1" draw:layer="layout" svg:x1="14.335cm" svg:y1="1.635cm" svg:x2="14.335cm" svg:y2="7.35cm">
            <text:p text:style-name="P6"/>
          </draw:line>
          <draw:line draw:style-name="gr2" draw:text-style-name="P1" draw:layer="layout" svg:x1="3.222cm" svg:y1="2.588cm" svg:x2="3.54cm" svg:y2="2.588cm">
            <text:p text:style-name="P6"/>
          </draw:line>
          <draw:line draw:style-name="gr2" draw:text-style-name="P1" draw:layer="layout" svg:x1="3.54cm" svg:y1="2.588cm" svg:x2="3.54cm" svg:y2="2.27cm">
            <text:p text:style-name="P6"/>
          </draw:line>
          <draw:line draw:style-name="gr2" draw:text-style-name="P1" draw:layer="layout" svg:x1="3.222cm" svg:y1="2.588cm" svg:x2="3.222cm" svg:y2="2.27cm">
            <text:p text:style-name="P6"/>
          </draw:line>
          <draw:line draw:style-name="gr2" draw:text-style-name="P1" draw:layer="layout" svg:x1="3.222cm" svg:y1="2.27cm" svg:x2="2.905cm" svg:y2="2.27cm">
            <text:p text:style-name="P6"/>
          </draw:line>
          <draw:line draw:style-name="gr2" draw:text-style-name="P1" draw:layer="layout" svg:x1="2.905cm" svg:y1="2.27cm" svg:x2="2.905cm" svg:y2="2.588cm">
            <text:p text:style-name="P6"/>
          </draw:line>
          <draw:line draw:style-name="gr2" draw:text-style-name="P1" draw:layer="layout" svg:x1="2.905cm" svg:y1="2.587cm" svg:x2="2.587cm" svg:y2="2.587cm">
            <text:p text:style-name="P6"/>
          </draw:line>
          <draw:line draw:style-name="gr2" draw:text-style-name="P1" draw:layer="layout" svg:x1="3.857cm" svg:y1="2.587cm" svg:x2="4.175cm" svg:y2="2.587cm">
            <text:p text:style-name="P6"/>
          </draw:line>
          <draw:line draw:style-name="gr2" draw:text-style-name="P1" draw:layer="layout" svg:x1="4.175cm" svg:y1="2.587cm" svg:x2="4.175cm" svg:y2="2.269cm">
            <text:p text:style-name="P6"/>
          </draw:line>
          <draw:line draw:style-name="gr2" draw:text-style-name="P1" draw:layer="layout" svg:x1="3.857cm" svg:y1="2.587cm" svg:x2="3.857cm" svg:y2="2.269cm">
            <text:p text:style-name="P6"/>
          </draw:line>
          <draw:line draw:style-name="gr2" draw:text-style-name="P1" draw:layer="layout" svg:x1="3.857cm" svg:y1="2.269cm" svg:x2="3.54cm" svg:y2="2.269cm">
            <text:p text:style-name="P6"/>
          </draw:line>
          <draw:line draw:style-name="gr2" draw:text-style-name="P1" draw:layer="layout" svg:x1="4.492cm" svg:y1="2.589cm" svg:x2="4.81cm" svg:y2="2.589cm">
            <text:p text:style-name="P6"/>
          </draw:line>
          <draw:line draw:style-name="gr2" draw:text-style-name="P1" draw:layer="layout" svg:x1="4.81cm" svg:y1="2.589cm" svg:x2="4.81cm" svg:y2="2.271cm">
            <text:p text:style-name="P6"/>
          </draw:line>
          <draw:line draw:style-name="gr2" draw:text-style-name="P1" draw:layer="layout" svg:x1="4.492cm" svg:y1="2.589cm" svg:x2="4.492cm" svg:y2="2.271cm">
            <text:p text:style-name="P6"/>
          </draw:line>
          <draw:line draw:style-name="gr2" draw:text-style-name="P1" draw:layer="layout" svg:x1="4.492cm" svg:y1="2.271cm" svg:x2="4.175cm" svg:y2="2.271cm">
            <text:p text:style-name="P6"/>
          </draw:line>
          <draw:line draw:style-name="gr2" draw:text-style-name="P1" draw:layer="layout" svg:x1="5.127cm" svg:y1="2.588cm" svg:x2="5.445cm" svg:y2="2.588cm">
            <text:p text:style-name="P6"/>
          </draw:line>
          <draw:line draw:style-name="gr2" draw:text-style-name="P1" draw:layer="layout" svg:x1="5.445cm" svg:y1="2.588cm" svg:x2="5.445cm" svg:y2="2.27cm">
            <text:p text:style-name="P6"/>
          </draw:line>
          <draw:line draw:style-name="gr2" draw:text-style-name="P1" draw:layer="layout" svg:x1="5.127cm" svg:y1="2.588cm" svg:x2="5.127cm" svg:y2="2.27cm">
            <text:p text:style-name="P6"/>
          </draw:line>
          <draw:line draw:style-name="gr2" draw:text-style-name="P1" draw:layer="layout" svg:x1="5.127cm" svg:y1="2.27cm" svg:x2="4.81cm" svg:y2="2.27cm">
            <text:p text:style-name="P6"/>
          </draw:line>
          <draw:line draw:style-name="gr2" draw:text-style-name="P1" draw:layer="layout" svg:x1="5.762cm" svg:y1="2.589cm" svg:x2="6.08cm" svg:y2="2.589cm">
            <text:p text:style-name="P6"/>
          </draw:line>
          <draw:line draw:style-name="gr2" draw:text-style-name="P1" draw:layer="layout" svg:x1="6.08cm" svg:y1="2.589cm" svg:x2="6.08cm" svg:y2="2.271cm">
            <text:p text:style-name="P6"/>
          </draw:line>
          <draw:line draw:style-name="gr2" draw:text-style-name="P1" draw:layer="layout" svg:x1="5.762cm" svg:y1="2.589cm" svg:x2="5.762cm" svg:y2="2.271cm">
            <text:p text:style-name="P6"/>
          </draw:line>
          <draw:line draw:style-name="gr2" draw:text-style-name="P1" draw:layer="layout" svg:x1="5.762cm" svg:y1="2.271cm" svg:x2="5.445cm" svg:y2="2.271cm">
            <text:p text:style-name="P6"/>
          </draw:line>
          <draw:line draw:style-name="gr2" draw:text-style-name="P1" draw:layer="layout" svg:x1="6.397cm" svg:y1="2.588cm" svg:x2="6.715cm" svg:y2="2.588cm">
            <text:p text:style-name="P6"/>
          </draw:line>
          <draw:line draw:style-name="gr2" draw:text-style-name="P1" draw:layer="layout" svg:x1="6.715cm" svg:y1="2.588cm" svg:x2="6.715cm" svg:y2="2.27cm">
            <text:p text:style-name="P6"/>
          </draw:line>
          <draw:line draw:style-name="gr2" draw:text-style-name="P1" draw:layer="layout" svg:x1="6.397cm" svg:y1="2.588cm" svg:x2="6.397cm" svg:y2="2.27cm">
            <text:p text:style-name="P6"/>
          </draw:line>
          <draw:line draw:style-name="gr2" draw:text-style-name="P1" draw:layer="layout" svg:x1="6.397cm" svg:y1="2.27cm" svg:x2="6.08cm" svg:y2="2.27cm">
            <text:p text:style-name="P6"/>
          </draw:line>
          <draw:line draw:style-name="gr2" draw:text-style-name="P1" draw:layer="layout" svg:x1="7.032cm" svg:y1="2.589cm" svg:x2="7.35cm" svg:y2="2.589cm">
            <text:p text:style-name="P6"/>
          </draw:line>
          <draw:line draw:style-name="gr2" draw:text-style-name="P1" draw:layer="layout" svg:x1="7.35cm" svg:y1="2.589cm" svg:x2="7.35cm" svg:y2="2.271cm">
            <text:p text:style-name="P6"/>
          </draw:line>
          <draw:line draw:style-name="gr2" draw:text-style-name="P1" draw:layer="layout" svg:x1="7.032cm" svg:y1="2.589cm" svg:x2="7.032cm" svg:y2="2.271cm">
            <text:p text:style-name="P6"/>
          </draw:line>
          <draw:line draw:style-name="gr2" draw:text-style-name="P1" draw:layer="layout" svg:x1="7.032cm" svg:y1="2.271cm" svg:x2="6.715cm" svg:y2="2.271cm">
            <text:p text:style-name="P6"/>
          </draw:line>
          <draw:line draw:style-name="gr2" draw:text-style-name="P1" draw:layer="layout" svg:x1="7.667cm" svg:y1="2.588cm" svg:x2="7.985cm" svg:y2="2.588cm">
            <text:p text:style-name="P6"/>
          </draw:line>
          <draw:line draw:style-name="gr2" draw:text-style-name="P1" draw:layer="layout" svg:x1="7.985cm" svg:y1="2.588cm" svg:x2="7.985cm" svg:y2="2.27cm">
            <text:p text:style-name="P6"/>
          </draw:line>
          <draw:line draw:style-name="gr2" draw:text-style-name="P1" draw:layer="layout" svg:x1="7.667cm" svg:y1="2.588cm" svg:x2="7.667cm" svg:y2="2.27cm">
            <text:p text:style-name="P6"/>
          </draw:line>
          <draw:line draw:style-name="gr2" draw:text-style-name="P1" draw:layer="layout" svg:x1="7.667cm" svg:y1="2.27cm" svg:x2="7.35cm" svg:y2="2.27cm">
            <text:p text:style-name="P6"/>
          </draw:line>
          <draw:line draw:style-name="gr2" draw:text-style-name="P1" draw:layer="layout" svg:x1="8.302cm" svg:y1="2.59cm" svg:x2="8.62cm" svg:y2="2.59cm">
            <text:p text:style-name="P6"/>
          </draw:line>
          <draw:line draw:style-name="gr2" draw:text-style-name="P1" draw:layer="layout" svg:x1="8.62cm" svg:y1="2.59cm" svg:x2="8.62cm" svg:y2="2.272cm">
            <text:p text:style-name="P6"/>
          </draw:line>
          <draw:line draw:style-name="gr2" draw:text-style-name="P1" draw:layer="layout" svg:x1="8.302cm" svg:y1="2.59cm" svg:x2="8.302cm" svg:y2="2.272cm">
            <text:p text:style-name="P6"/>
          </draw:line>
          <draw:line draw:style-name="gr2" draw:text-style-name="P1" draw:layer="layout" svg:x1="8.302cm" svg:y1="2.272cm" svg:x2="7.985cm" svg:y2="2.272cm">
            <text:p text:style-name="P6"/>
          </draw:line>
          <draw:line draw:style-name="gr2" draw:text-style-name="P1" draw:layer="layout" svg:x1="8.937cm" svg:y1="2.589cm" svg:x2="9.255cm" svg:y2="2.589cm">
            <text:p text:style-name="P6"/>
          </draw:line>
          <draw:line draw:style-name="gr2" draw:text-style-name="P1" draw:layer="layout" svg:x1="9.255cm" svg:y1="2.589cm" svg:x2="9.255cm" svg:y2="2.271cm">
            <text:p text:style-name="P6"/>
          </draw:line>
          <draw:line draw:style-name="gr2" draw:text-style-name="P1" draw:layer="layout" svg:x1="8.937cm" svg:y1="2.589cm" svg:x2="8.937cm" svg:y2="2.271cm">
            <text:p text:style-name="P6"/>
          </draw:line>
          <draw:line draw:style-name="gr2" draw:text-style-name="P1" draw:layer="layout" svg:x1="8.937cm" svg:y1="2.271cm" svg:x2="8.62cm" svg:y2="2.271cm">
            <text:p text:style-name="P6"/>
          </draw:line>
          <draw:line draw:style-name="gr2" draw:text-style-name="P1" draw:layer="layout" svg:x1="9.572cm" svg:y1="2.59cm" svg:x2="9.89cm" svg:y2="2.59cm">
            <text:p text:style-name="P6"/>
          </draw:line>
          <draw:line draw:style-name="gr2" draw:text-style-name="P1" draw:layer="layout" svg:x1="9.89cm" svg:y1="2.59cm" svg:x2="9.89cm" svg:y2="2.272cm">
            <text:p text:style-name="P6"/>
          </draw:line>
          <draw:line draw:style-name="gr2" draw:text-style-name="P1" draw:layer="layout" svg:x1="9.572cm" svg:y1="2.59cm" svg:x2="9.572cm" svg:y2="2.272cm">
            <text:p text:style-name="P6"/>
          </draw:line>
          <draw:line draw:style-name="gr2" draw:text-style-name="P1" draw:layer="layout" svg:x1="9.572cm" svg:y1="2.272cm" svg:x2="9.255cm" svg:y2="2.272cm">
            <text:p text:style-name="P6"/>
          </draw:line>
          <draw:line draw:style-name="gr2" draw:text-style-name="P1" draw:layer="layout" svg:x1="10.207cm" svg:y1="2.589cm" svg:x2="10.525cm" svg:y2="2.589cm">
            <text:p text:style-name="P6"/>
          </draw:line>
          <draw:line draw:style-name="gr2" draw:text-style-name="P1" draw:layer="layout" svg:x1="10.525cm" svg:y1="2.589cm" svg:x2="10.525cm" svg:y2="2.271cm">
            <text:p text:style-name="P6"/>
          </draw:line>
          <draw:line draw:style-name="gr2" draw:text-style-name="P1" draw:layer="layout" svg:x1="10.207cm" svg:y1="2.589cm" svg:x2="10.207cm" svg:y2="2.271cm">
            <text:p text:style-name="P6"/>
          </draw:line>
          <draw:line draw:style-name="gr2" draw:text-style-name="P1" draw:layer="layout" svg:x1="10.207cm" svg:y1="2.271cm" svg:x2="9.89cm" svg:y2="2.271cm">
            <text:p text:style-name="P6"/>
          </draw:line>
          <draw:line draw:style-name="gr2" draw:text-style-name="P1" draw:layer="layout" svg:x1="10.842cm" svg:y1="2.589cm" svg:x2="11.16cm" svg:y2="2.589cm">
            <text:p text:style-name="P6"/>
          </draw:line>
          <draw:line draw:style-name="gr2" draw:text-style-name="P1" draw:layer="layout" svg:x1="11.16cm" svg:y1="2.589cm" svg:x2="11.16cm" svg:y2="2.271cm">
            <text:p text:style-name="P6"/>
          </draw:line>
          <draw:line draw:style-name="gr2" draw:text-style-name="P1" draw:layer="layout" svg:x1="10.842cm" svg:y1="2.589cm" svg:x2="10.842cm" svg:y2="2.271cm">
            <text:p text:style-name="P6"/>
          </draw:line>
          <draw:line draw:style-name="gr2" draw:text-style-name="P1" draw:layer="layout" svg:x1="10.842cm" svg:y1="2.271cm" svg:x2="10.525cm" svg:y2="2.271cm">
            <text:p text:style-name="P6"/>
          </draw:line>
          <draw:line draw:style-name="gr2" draw:text-style-name="P1" draw:layer="layout" svg:x1="11.477cm" svg:y1="2.588cm" svg:x2="11.795cm" svg:y2="2.588cm">
            <text:p text:style-name="P6"/>
          </draw:line>
          <draw:line draw:style-name="gr2" draw:text-style-name="P1" draw:layer="layout" svg:x1="11.795cm" svg:y1="2.588cm" svg:x2="11.795cm" svg:y2="2.27cm">
            <text:p text:style-name="P6"/>
          </draw:line>
          <draw:line draw:style-name="gr2" draw:text-style-name="P1" draw:layer="layout" svg:x1="11.477cm" svg:y1="2.588cm" svg:x2="11.477cm" svg:y2="2.27cm">
            <text:p text:style-name="P6"/>
          </draw:line>
          <draw:line draw:style-name="gr2" draw:text-style-name="P1" draw:layer="layout" svg:x1="11.477cm" svg:y1="2.27cm" svg:x2="11.16cm" svg:y2="2.27cm">
            <text:p text:style-name="P6"/>
          </draw:line>
          <draw:line draw:style-name="gr2" draw:text-style-name="P1" draw:layer="layout" svg:x1="12.112cm" svg:y1="2.59cm" svg:x2="12.43cm" svg:y2="2.59cm">
            <text:p text:style-name="P6"/>
          </draw:line>
          <draw:line draw:style-name="gr2" draw:text-style-name="P1" draw:layer="layout" svg:x1="12.43cm" svg:y1="2.59cm" svg:x2="12.43cm" svg:y2="2.272cm">
            <text:p text:style-name="P6"/>
          </draw:line>
          <draw:line draw:style-name="gr2" draw:text-style-name="P1" draw:layer="layout" svg:x1="12.112cm" svg:y1="2.59cm" svg:x2="12.112cm" svg:y2="2.272cm">
            <text:p text:style-name="P6"/>
          </draw:line>
          <draw:line draw:style-name="gr2" draw:text-style-name="P1" draw:layer="layout" svg:x1="12.112cm" svg:y1="2.272cm" svg:x2="11.795cm" svg:y2="2.272cm">
            <text:p text:style-name="P6"/>
          </draw:line>
          <draw:line draw:style-name="gr2" draw:text-style-name="P1" draw:layer="layout" svg:x1="12.747cm" svg:y1="2.589cm" svg:x2="13.065cm" svg:y2="2.589cm">
            <text:p text:style-name="P6"/>
          </draw:line>
          <draw:line draw:style-name="gr2" draw:text-style-name="P1" draw:layer="layout" svg:x1="13.065cm" svg:y1="2.589cm" svg:x2="13.065cm" svg:y2="2.271cm">
            <text:p text:style-name="P6"/>
          </draw:line>
          <draw:line draw:style-name="gr2" draw:text-style-name="P1" draw:layer="layout" svg:x1="12.747cm" svg:y1="2.589cm" svg:x2="12.747cm" svg:y2="2.271cm">
            <text:p text:style-name="P6"/>
          </draw:line>
          <draw:line draw:style-name="gr2" draw:text-style-name="P1" draw:layer="layout" svg:x1="12.747cm" svg:y1="2.271cm" svg:x2="12.43cm" svg:y2="2.271cm">
            <text:p text:style-name="P6"/>
          </draw:line>
          <draw:line draw:style-name="gr2" draw:text-style-name="P1" draw:layer="layout" svg:x1="13.382cm" svg:y1="2.59cm" svg:x2="13.7cm" svg:y2="2.59cm">
            <text:p text:style-name="P6"/>
          </draw:line>
          <draw:line draw:style-name="gr2" draw:text-style-name="P1" draw:layer="layout" svg:x1="13.7cm" svg:y1="2.59cm" svg:x2="13.7cm" svg:y2="2.272cm">
            <text:p text:style-name="P6"/>
          </draw:line>
          <draw:line draw:style-name="gr2" draw:text-style-name="P1" draw:layer="layout" svg:x1="13.382cm" svg:y1="2.59cm" svg:x2="13.382cm" svg:y2="2.272cm">
            <text:p text:style-name="P6"/>
          </draw:line>
          <draw:line draw:style-name="gr2" draw:text-style-name="P1" draw:layer="layout" svg:x1="13.382cm" svg:y1="2.272cm" svg:x2="13.065cm" svg:y2="2.272cm">
            <text:p text:style-name="P6"/>
          </draw:line>
          <draw:line draw:style-name="gr2" draw:text-style-name="P1" draw:layer="layout" svg:x1="14.017cm" svg:y1="2.589cm" svg:x2="14.335cm" svg:y2="2.589cm">
            <text:p text:style-name="P6"/>
          </draw:line>
          <draw:line draw:style-name="gr2" draw:text-style-name="P1" draw:layer="layout" svg:x1="14.335cm" svg:y1="2.589cm" svg:x2="14.335cm" svg:y2="2.271cm">
            <text:p text:style-name="P6"/>
          </draw:line>
          <draw:line draw:style-name="gr2" draw:text-style-name="P1" draw:layer="layout" svg:x1="14.017cm" svg:y1="2.589cm" svg:x2="14.017cm" svg:y2="2.271cm">
            <text:p text:style-name="P6"/>
          </draw:line>
          <draw:line draw:style-name="gr2" draw:text-style-name="P1" draw:layer="layout" svg:x1="14.017cm" svg:y1="2.271cm" svg:x2="13.7cm" svg:y2="2.271cm">
            <text:p text:style-name="P6"/>
          </draw:line>
          <draw:line draw:style-name="gr2" draw:text-style-name="P1" draw:layer="layout" svg:x1="14.652cm" svg:y1="2.59cm" svg:x2="14.97cm" svg:y2="2.59cm">
            <text:p text:style-name="P6"/>
          </draw:line>
          <draw:line draw:style-name="gr2" draw:text-style-name="P1" draw:layer="layout" svg:x1="14.652cm" svg:y1="2.59cm" svg:x2="14.652cm" svg:y2="2.272cm">
            <text:p text:style-name="P6"/>
          </draw:line>
          <draw:line draw:style-name="gr2" draw:text-style-name="P1" draw:layer="layout" svg:x1="14.652cm" svg:y1="2.272cm" svg:x2="14.335cm" svg:y2="2.272cm">
            <text:p text:style-name="P6"/>
          </draw:line>
          <draw:frame draw:style-name="gr3" draw:text-style-name="P3" draw:layer="layout" svg:width="1.27cm" svg:height="0.569cm" svg:x="1.317cm" svg:y="2.27cm">
            <draw:text-box>
              <text:p text:style-name="P2"><text:span text:style-name="T1">TCK</text:span></text:p>
            </draw:text-box>
          </draw:frame>
          <draw:frame draw:style-name="gr4" draw:text-style-name="P4" draw:layer="layout" svg:width="0.953cm" svg:height="0.735cm" svg:x="2.587cm" svg:y="1.451cm">
            <draw:text-box>
              <text:p text:style-name="P4"><text:span text:style-name="T2">SEL</text:span></text:p>
              <text:p text:style-name="P4"><text:span text:style-name="T2">IR</text:span></text:p>
            </draw:text-box>
          </draw:frame>
          <draw:frame draw:style-name="gr5" draw:text-style-name="P4" draw:layer="layout" svg:width="1.292cm" svg:height="0.597cm" svg:x="3.211cm" svg:y="1.451cm">
            <draw:text-box>
              <text:p text:style-name="P4"><text:span text:style-name="T2">CIR</text:span></text:p>
            </draw:text-box>
          </draw:frame>
          <draw:frame draw:style-name="gr6" draw:text-style-name="P5" draw:layer="layout" svg:width="0.963cm" svg:height="0.563cm" svg:x="4.068cm" svg:y="1.451cm">
            <draw:text-box>
              <text:p text:style-name="P4"><text:span text:style-name="T2">SIR</text:span></text:p>
            </draw:text-box>
          </draw:frame>
          <draw:frame draw:style-name="gr6" draw:text-style-name="P5" draw:layer="layout" svg:width="0.963cm" svg:height="0.563cm" svg:x="4.684cm" svg:y="1.451cm">
            <draw:text-box>
              <text:p text:style-name="P4"><text:span text:style-name="T2">SIR</text:span></text:p>
            </draw:text-box>
          </draw:frame>
          <draw:frame draw:style-name="gr6" draw:text-style-name="P5" draw:layer="layout" svg:width="0.963cm" svg:height="0.563cm" svg:x="5.287cm" svg:y="1.451cm">
            <draw:text-box>
              <text:p text:style-name="P4"><text:span text:style-name="T2">SIR</text:span></text:p>
            </draw:text-box>
          </draw:frame>
          <draw:frame draw:style-name="gr6" draw:text-style-name="P5" draw:layer="layout" svg:width="0.963cm" svg:height="0.563cm" svg:x="5.922cm" svg:y="1.451cm">
            <draw:text-box>
              <text:p text:style-name="P4"><text:span text:style-name="T2">SIR</text:span></text:p>
            </draw:text-box>
          </draw:frame>
          <draw:frame draw:style-name="gr6" draw:text-style-name="P5" draw:layer="layout" svg:width="0.963cm" svg:height="0.563cm" svg:x="6.547cm" svg:y="1.451cm">
            <draw:text-box>
              <text:p text:style-name="P4"><text:span text:style-name="T2">SIR</text:span></text:p>
            </draw:text-box>
          </draw:frame>
          <draw:frame draw:style-name="gr6" draw:text-style-name="P5" draw:layer="layout" svg:width="0.963cm" svg:height="0.563cm" svg:x="7.193cm" svg:y="1.451cm">
            <draw:text-box>
              <text:p text:style-name="P4"><text:span text:style-name="T2">EIR</text:span></text:p>
            </draw:text-box>
          </draw:frame>
          <draw:frame draw:style-name="gr6" draw:text-style-name="P5" draw:layer="layout" svg:width="0.963cm" svg:height="0.563cm" svg:x="7.817cm" svg:y="1.451cm">
            <draw:text-box>
              <text:p text:style-name="P4"><text:span text:style-name="T2">UIR</text:span></text:p>
            </draw:text-box>
          </draw:frame>
          <draw:frame draw:style-name="gr6" draw:text-style-name="P5" draw:layer="layout" svg:width="0.963cm" svg:height="0.563cm" svg:x="8.463cm" svg:y="1.451cm">
            <draw:text-box>
              <text:p text:style-name="P4"><text:span text:style-name="T2">RTI</text:span></text:p>
            </draw:text-box>
          </draw:frame>
          <draw:frame draw:style-name="gr7" draw:text-style-name="P4" draw:layer="layout" svg:width="0.963cm" svg:height="0.735cm" svg:x="9.066cm" svg:y="1.451cm">
            <draw:text-box>
              <text:p text:style-name="P4"><text:span text:style-name="T2">SEL</text:span></text:p>
              <text:p text:style-name="P4"><text:span text:style-name="T2">DR</text:span></text:p>
            </draw:text-box>
          </draw:frame>
          <draw:frame draw:style-name="gr6" draw:text-style-name="P5" draw:layer="layout" svg:width="0.963cm" svg:height="0.563cm" svg:x="9.754cm" svg:y="1.451cm">
            <draw:text-box>
              <text:p text:style-name="P4"><text:span text:style-name="T2">CDR</text:span></text:p>
            </draw:text-box>
          </draw:frame>
          <draw:frame draw:style-name="gr6" draw:text-style-name="P5" draw:layer="layout" svg:width="0.963cm" svg:height="0.563cm" svg:x="10.364cm" svg:y="1.451cm">
            <draw:text-box>
              <text:p text:style-name="P4"><text:span text:style-name="T2">SDR</text:span></text:p>
            </draw:text-box>
          </draw:frame>
          <draw:frame draw:style-name="gr6" draw:text-style-name="P5" draw:layer="layout" svg:width="0.963cm" svg:height="0.563cm" svg:x="12.259cm" svg:y="1.451cm">
            <draw:text-box>
              <text:p text:style-name="P4"><text:span text:style-name="T2">EDR</text:span></text:p>
            </draw:text-box>
          </draw:frame>
          <draw:frame draw:style-name="gr6" draw:text-style-name="P5" draw:layer="layout" svg:width="0.963cm" svg:height="0.563cm" svg:x="11.002cm" svg:y="1.451cm">
            <draw:text-box>
              <text:p text:style-name="P4"><text:span text:style-name="T2">SDR</text:span></text:p>
            </draw:text-box>
          </draw:frame>
          <draw:frame draw:style-name="gr6" draw:text-style-name="P5" draw:layer="layout" svg:width="0.963cm" svg:height="0.563cm" svg:x="11.658cm" svg:y="1.451cm">
            <draw:text-box>
              <text:p text:style-name="P4"><text:span text:style-name="T2">SDR</text:span></text:p>
            </draw:text-box>
          </draw:frame>
          <draw:frame draw:style-name="gr6" draw:text-style-name="P5" draw:layer="layout" svg:width="0.963cm" svg:height="0.563cm" svg:x="12.896cm" svg:y="1.451cm">
            <draw:text-box>
              <text:p text:style-name="P4"><text:span text:style-name="T2">UDR</text:span></text:p>
            </draw:text-box>
          </draw:frame>
          <draw:frame draw:style-name="gr6" draw:text-style-name="P5" draw:layer="layout" svg:width="0.963cm" svg:height="0.563cm" svg:x="13.529cm" svg:y="1.451cm">
            <draw:text-box>
              <text:p text:style-name="P4"><text:span text:style-name="T2">RTI</text:span></text:p>
            </draw:text-box>
          </draw:frame>
          <draw:line draw:style-name="gr2" draw:text-style-name="P1" draw:layer="layout" svg:x1="2.587cm" svg:y1="2.905cm" svg:x2="4.492cm" svg:y2="2.905cm">
            <text:p text:style-name="P6"/>
          </draw:line>
          <draw:line draw:style-name="gr2" draw:text-style-name="P1" draw:layer="layout" svg:x1="4.492cm" svg:y1="2.905cm" svg:x2="4.492cm" svg:y2="3.222cm">
            <text:p text:style-name="P6"/>
          </draw:line>
          <draw:line draw:style-name="gr2" draw:text-style-name="P1" draw:layer="layout" svg:x1="4.492cm" svg:y1="3.222cm" svg:x2="5.127cm" svg:y2="3.222cm">
            <text:p text:style-name="P6"/>
          </draw:line>
          <draw:line draw:style-name="gr2" draw:text-style-name="P1" draw:layer="layout" svg:x1="5.127cm" svg:y1="3.222cm" svg:x2="5.127cm" svg:y2="2.905cm">
            <text:p text:style-name="P6"/>
          </draw:line>
          <draw:line draw:style-name="gr2" draw:text-style-name="P1" draw:layer="layout" svg:x1="5.762cm" svg:y1="2.905cm" svg:x2="5.127cm" svg:y2="2.905cm">
            <text:p text:style-name="P6"/>
          </draw:line>
          <draw:line draw:style-name="gr2" draw:text-style-name="P1" draw:layer="layout" svg:x1="5.762cm" svg:y1="3.222cm" svg:x2="5.762cm" svg:y2="2.905cm">
            <text:p text:style-name="P6"/>
          </draw:line>
          <draw:line draw:style-name="gr2" draw:text-style-name="P1" draw:layer="layout" svg:x1="14.97cm" svg:y1="3.222cm" svg:x2="5.762cm" svg:y2="3.222cm">
            <text:p text:style-name="P6"/>
          </draw:line>
          <draw:line draw:style-name="gr2" draw:text-style-name="P1" draw:layer="layout" svg:x1="3.222cm" svg:y1="3.54cm" svg:x2="3.222cm" svg:y2="3.857cm">
            <text:p text:style-name="P6"/>
          </draw:line>
          <draw:line draw:style-name="gr2" draw:text-style-name="P1" draw:layer="layout" svg:x1="3.222cm" svg:y1="3.54cm" svg:x2="2.587cm" svg:y2="3.54cm">
            <text:p text:style-name="P6"/>
          </draw:line>
          <draw:line draw:style-name="gr2" draw:text-style-name="P1" draw:layer="layout" svg:x1="3.222cm" svg:y1="3.857cm" svg:x2="7.032cm" svg:y2="3.857cm">
            <text:p text:style-name="P6"/>
          </draw:line>
          <draw:line draw:style-name="gr2" draw:text-style-name="P1" draw:layer="layout" svg:x1="7.032cm" svg:y1="3.54cm" svg:x2="7.032cm" svg:y2="3.857cm">
            <text:p text:style-name="P6"/>
          </draw:line>
          <draw:line draw:style-name="gr2" draw:text-style-name="P1" draw:layer="layout" svg:x1="8.302cm" svg:y1="3.54cm" svg:x2="7.032cm" svg:y2="3.54cm">
            <text:p text:style-name="P6"/>
          </draw:line>
          <draw:line draw:style-name="gr2" draw:text-style-name="P1" draw:layer="layout" svg:x1="8.302cm" svg:y1="3.857cm" svg:x2="8.302cm" svg:y2="3.54cm">
            <text:p text:style-name="P6"/>
          </draw:line>
          <draw:line draw:style-name="gr2" draw:text-style-name="P1" draw:layer="layout" svg:x1="8.302cm" svg:y1="3.857cm" svg:x2="8.937cm" svg:y2="3.857cm">
            <text:p text:style-name="P6"/>
          </draw:line>
          <draw:line draw:style-name="gr2" draw:text-style-name="P1" draw:layer="layout" svg:x1="8.937cm" svg:y1="3.857cm" svg:x2="8.937cm" svg:y2="3.54cm">
            <text:p text:style-name="P6"/>
          </draw:line>
          <draw:line draw:style-name="gr2" draw:text-style-name="P1" draw:layer="layout" svg:x1="8.937cm" svg:y1="3.54cm" svg:x2="9.572cm" svg:y2="3.54cm">
            <text:p text:style-name="P6"/>
          </draw:line>
          <draw:line draw:style-name="gr2" draw:text-style-name="P1" draw:layer="layout" svg:x1="9.572cm" svg:y1="3.54cm" svg:x2="9.572cm" svg:y2="3.857cm">
            <text:p text:style-name="P6"/>
          </draw:line>
          <draw:line draw:style-name="gr2" draw:text-style-name="P1" draw:layer="layout" svg:x1="9.572cm" svg:y1="3.857cm" svg:x2="12.112cm" svg:y2="3.857cm">
            <text:p text:style-name="P6"/>
          </draw:line>
          <draw:line draw:style-name="gr2" draw:text-style-name="P1" draw:layer="layout" svg:x1="12.112cm" svg:y1="3.54cm" svg:x2="12.112cm" svg:y2="3.857cm">
            <text:p text:style-name="P6"/>
          </draw:line>
          <draw:line draw:style-name="gr2" draw:text-style-name="P1" draw:layer="layout" svg:x1="12.112cm" svg:y1="3.54cm" svg:x2="13.382cm" svg:y2="3.54cm">
            <text:p text:style-name="P6"/>
          </draw:line>
          <draw:line draw:style-name="gr2" draw:text-style-name="P1" draw:layer="layout" svg:x1="13.382cm" svg:y1="3.54cm" svg:x2="13.382cm" svg:y2="3.857cm">
            <text:p text:style-name="P6"/>
          </draw:line>
          <draw:line draw:style-name="gr2" draw:text-style-name="P1" draw:layer="layout" svg:x1="13.382cm" svg:y1="3.857cm" svg:x2="14.97cm" svg:y2="3.857cm">
            <text:p text:style-name="P6"/>
          </draw:line>
          <draw:frame draw:style-name="gr3" draw:text-style-name="P2" draw:layer="layout" svg:width="1.27cm" svg:height="0.569cm" svg:x="1.317cm" svg:y="2.905cm">
            <draw:text-box>
              <text:p text:style-name="P2"><text:span text:style-name="T1">TDI</text:span></text:p>
            </draw:text-box>
          </draw:frame>
          <draw:frame draw:style-name="gr3" draw:text-style-name="P3" draw:layer="layout" svg:width="1.27cm" svg:height="0.569cm" svg:x="1.317cm" svg:y="3.54cm">
            <draw:text-box>
              <text:p text:style-name="P2"><text:span text:style-name="T1">TMS</text:span></text:p>
            </draw:text-box>
          </draw:frame>
          <draw:line draw:style-name="gr2" draw:text-style-name="P1" draw:layer="layout" svg:x1="2.587cm" svg:y1="4.81cm" svg:x2="8.302cm" svg:y2="4.81cm">
            <text:p text:style-name="P6"/>
          </draw:line>
          <draw:line draw:style-name="gr2" draw:text-style-name="P1" draw:layer="layout" svg:x1="8.302cm" svg:y1="4.492cm" svg:x2="8.302cm" svg:y2="4.81cm">
            <text:p text:style-name="P6"/>
          </draw:line>
          <draw:line draw:style-name="gr2" draw:text-style-name="P1" draw:layer="layout" svg:x1="8.302cm" svg:y1="4.492cm" svg:x2="14.97cm" svg:y2="4.492cm">
            <text:p text:style-name="P6"/>
          </draw:line>
          <draw:line draw:style-name="gr2" draw:text-style-name="P1" draw:layer="layout" svg:x1="2.587cm" svg:y1="5.445cm" svg:x2="8.302cm" svg:y2="5.445cm">
            <text:p text:style-name="P6"/>
          </draw:line>
          <draw:line draw:style-name="gr2" draw:text-style-name="P1" draw:layer="layout" svg:x1="8.302cm" svg:y1="5.127cm" svg:x2="8.302cm" svg:y2="5.445cm">
            <text:p text:style-name="P6"/>
          </draw:line>
          <draw:line draw:style-name="gr2" draw:text-style-name="P1" draw:layer="layout" svg:x1="8.302cm" svg:y1="5.127cm" svg:x2="10.207cm" svg:y2="5.127cm">
            <text:p text:style-name="P6"/>
          </draw:line>
          <draw:line draw:style-name="gr2" draw:text-style-name="P1" draw:layer="layout" svg:x1="10.207cm" svg:y1="5.444cm" svg:x2="10.525cm" svg:y2="5.444cm">
            <text:p text:style-name="P6"/>
          </draw:line>
          <draw:line draw:style-name="gr2" draw:text-style-name="P1" draw:layer="layout" svg:x1="10.525cm" svg:y1="5.444cm" svg:x2="10.525cm" svg:y2="5.126cm">
            <text:p text:style-name="P6"/>
          </draw:line>
          <draw:line draw:style-name="gr2" draw:text-style-name="P1" draw:layer="layout" svg:x1="10.207cm" svg:y1="5.444cm" svg:x2="10.207cm" svg:y2="5.126cm">
            <text:p text:style-name="P6"/>
          </draw:line>
          <draw:line draw:style-name="gr2" draw:text-style-name="P1" draw:layer="layout" svg:x1="10.842cm" svg:y1="5.444cm" svg:x2="11.16cm" svg:y2="5.444cm">
            <text:p text:style-name="P6"/>
          </draw:line>
          <draw:line draw:style-name="gr2" draw:text-style-name="P1" draw:layer="layout" svg:x1="11.16cm" svg:y1="5.444cm" svg:x2="11.16cm" svg:y2="5.126cm">
            <text:p text:style-name="P6"/>
          </draw:line>
          <draw:line draw:style-name="gr2" draw:text-style-name="P1" draw:layer="layout" svg:x1="10.842cm" svg:y1="5.444cm" svg:x2="10.842cm" svg:y2="5.126cm">
            <text:p text:style-name="P6"/>
          </draw:line>
          <draw:line draw:style-name="gr2" draw:text-style-name="P1" draw:layer="layout" svg:x1="10.842cm" svg:y1="5.126cm" svg:x2="10.525cm" svg:y2="5.126cm">
            <text:p text:style-name="P6"/>
          </draw:line>
          <draw:line draw:style-name="gr2" draw:text-style-name="P1" draw:layer="layout" svg:x1="11.477cm" svg:y1="5.443cm" svg:x2="11.795cm" svg:y2="5.443cm">
            <text:p text:style-name="P6"/>
          </draw:line>
          <draw:line draw:style-name="gr2" draw:text-style-name="P1" draw:layer="layout" svg:x1="11.795cm" svg:y1="5.443cm" svg:x2="11.795cm" svg:y2="5.125cm">
            <text:p text:style-name="P6"/>
          </draw:line>
          <draw:line draw:style-name="gr2" draw:text-style-name="P1" draw:layer="layout" svg:x1="11.477cm" svg:y1="5.443cm" svg:x2="11.477cm" svg:y2="5.125cm">
            <text:p text:style-name="P6"/>
          </draw:line>
          <draw:line draw:style-name="gr2" draw:text-style-name="P1" draw:layer="layout" svg:x1="11.477cm" svg:y1="5.125cm" svg:x2="11.16cm" svg:y2="5.125cm">
            <text:p text:style-name="P6"/>
          </draw:line>
          <draw:line draw:style-name="gr2" draw:text-style-name="P1" draw:layer="layout" svg:x1="12.112cm" svg:y1="5.445cm" svg:x2="12.43cm" svg:y2="5.445cm">
            <text:p text:style-name="P6"/>
          </draw:line>
          <draw:line draw:style-name="gr2" draw:text-style-name="P1" draw:layer="layout" svg:x1="12.43cm" svg:y1="5.445cm" svg:x2="12.43cm" svg:y2="5.127cm">
            <text:p text:style-name="P6"/>
          </draw:line>
          <draw:line draw:style-name="gr2" draw:text-style-name="P1" draw:layer="layout" svg:x1="12.112cm" svg:y1="5.445cm" svg:x2="12.112cm" svg:y2="5.127cm">
            <text:p text:style-name="P6"/>
          </draw:line>
          <draw:line draw:style-name="gr2" draw:text-style-name="P1" draw:layer="layout" svg:x1="12.112cm" svg:y1="5.127cm" svg:x2="11.795cm" svg:y2="5.127cm">
            <text:p text:style-name="P6"/>
          </draw:line>
          <draw:line draw:style-name="gr2" draw:text-style-name="P1" draw:layer="layout" svg:x1="12.43cm" svg:y1="5.127cm" svg:x2="14.97cm" svg:y2="5.127cm">
            <text:p text:style-name="P6"/>
          </draw:line>
          <draw:line draw:style-name="gr2" draw:text-style-name="P1" draw:layer="layout" svg:x1="10.842cm" svg:y1="6.08cm" svg:x2="2.587cm" svg:y2="6.08cm">
            <text:p text:style-name="P6"/>
          </draw:line>
          <draw:line draw:style-name="gr2" draw:text-style-name="P1" draw:layer="layout" svg:x1="10.842cm" svg:y1="5.762cm" svg:x2="10.842cm" svg:y2="6.08cm">
            <text:p text:style-name="P6"/>
          </draw:line>
          <draw:line draw:style-name="gr2" draw:text-style-name="P1" draw:layer="layout" svg:x1="10.842cm" svg:y1="5.762cm" svg:x2="12.747cm" svg:y2="5.762cm">
            <text:p text:style-name="P6"/>
          </draw:line>
          <draw:line draw:style-name="gr2" draw:text-style-name="P1" draw:layer="layout" svg:x1="12.747cm" svg:y1="5.762cm" svg:x2="12.747cm" svg:y2="6.08cm">
            <text:p text:style-name="P6"/>
          </draw:line>
          <draw:line draw:style-name="gr2" draw:text-style-name="P1" draw:layer="layout" svg:x1="12.747cm" svg:y1="6.08cm" svg:x2="14.97cm" svg:y2="6.08cm">
            <text:p text:style-name="P6"/>
          </draw:line>
          <draw:line draw:style-name="gr2" draw:text-style-name="P1" draw:layer="layout" svg:x1="14.017cm" svg:y1="6.397cm" svg:x2="14.652cm" svg:y2="6.397cm">
            <text:p text:style-name="P6"/>
          </draw:line>
          <draw:line draw:style-name="gr2" draw:text-style-name="P1" draw:layer="layout" svg:x1="14.652cm" svg:y1="6.397cm" svg:x2="14.652cm" svg:y2="6.715cm">
            <text:p text:style-name="P6"/>
          </draw:line>
          <draw:line draw:style-name="gr2" draw:text-style-name="P1" draw:layer="layout" svg:x1="14.652cm" svg:y1="6.715cm" svg:x2="14.97cm" svg:y2="6.715cm">
            <text:p text:style-name="P6"/>
          </draw:line>
          <draw:line draw:style-name="gr2" draw:text-style-name="P1" draw:layer="layout" svg:x1="14.017cm" svg:y1="6.397cm" svg:x2="14.017cm" svg:y2="6.715cm">
            <text:p text:style-name="P6"/>
          </draw:line>
          <draw:line draw:style-name="gr2" draw:text-style-name="P1" draw:layer="layout" svg:x1="14.017cm" svg:y1="6.715cm" svg:x2="2.587cm" svg:y2="6.715cm">
            <text:p text:style-name="P6"/>
          </draw:line>
          <draw:frame draw:style-name="gr8" draw:text-style-name="P6" draw:layer="layout" svg:width="0.001cm" svg:height="0.963cm" svg:x="10.842cm" svg:y="2.905cm">
            <draw:text-box>
              <text:p text:style-name="P6"/>
            </draw:text-box>
          </draw:frame>
          <draw:line draw:style-name="gr2" draw:text-style-name="P1" draw:layer="layout" svg:x1="10.842cm" svg:y1="2.905cm" svg:x2="10.842cm" svg:y2="3.222cm">
            <text:p text:style-name="P6"/>
          </draw:line>
          <draw:line draw:style-name="gr2" draw:text-style-name="P1" draw:layer="layout" svg:x1="10.842cm" svg:y1="2.905cm" svg:x2="12.747cm" svg:y2="2.905cm">
            <text:p text:style-name="P6"/>
          </draw:line>
          <draw:line draw:style-name="gr2" draw:text-style-name="P1" draw:layer="layout" svg:x1="12.747cm" svg:y1="2.905cm" svg:x2="12.747cm" svg:y2="3.222cm">
            <text:p text:style-name="P6"/>
          </draw:line>
          <draw:frame draw:style-name="gr9" draw:text-style-name="P4" draw:layer="layout" svg:width="2.056cm" svg:height="0.645cm" svg:x="10.842cm" svg:y="2.827cm">
            <draw:text-box>
              <text:p text:style-name="P4"><text:span text:style-name="T2">DR Data</text:span></text:p>
            </draw:text-box>
          </draw:frame>
          <draw:frame draw:style-name="gr10" draw:text-style-name="P3" draw:layer="layout" svg:width="1.27cm" svg:height="0.635cm" svg:x="1.317cm" svg:y="4.492cm">
            <draw:text-box>
              <text:p text:style-name="P2"><text:span text:style-name="T1">SEL</text:span></text:p>
            </draw:text-box>
          </draw:frame>
          <draw:frame draw:style-name="gr10" draw:text-style-name="P3" draw:layer="layout" svg:width="1.588cm" svg:height="0.635cm" svg:x="0.999cm" svg:y="5.127cm">
            <draw:text-box>
              <text:p text:style-name="P2"><text:span text:style-name="T1">DRCK</text:span></text:p>
            </draw:text-box>
          </draw:frame>
          <draw:frame draw:style-name="gr10" draw:text-style-name="P3" draw:layer="layout" svg:width="1.588cm" svg:height="0.635cm" svg:x="1cm" svg:y="5.762cm">
            <draw:text-box>
              <text:p text:style-name="P2"><text:span text:style-name="T1">SHIFT</text:span></text:p>
            </draw:text-box>
          </draw:frame>
          <draw:frame draw:style-name="gr10" draw:text-style-name="P3" draw:layer="layout" svg:width="1.905cm" svg:height="0.635cm" svg:x="0.682cm" svg:y="6.397cm">
            <draw:text-box>
              <text:p text:style-name="P2"><text:span text:style-name="T1">UPDAT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Nathan Yawn</meta:initial-creator>
    <meta:creation-date>2008-07-18T16:17:58</meta:creation-date>
    <dc:creator>Nathan Yawn</dc:creator>
    <dc:date>2008-07-18T17:13:38</dc:date>
    <meta:editing-cycles>5</meta:editing-cycles>
    <meta:editing-duration>PT38M28S</meta:editing-duration>
    <meta:user-defined meta:name="Info 1"/>
    <meta:user-defined meta:name="Info 2"/>
    <meta:user-defined meta:name="Info 3"/>
    <meta:user-defined meta:name="Info 4"/>
    <meta:document-statistic meta:object-count="180"/>
  </office:meta>
</office:document-meta>
</file>